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_20_Bold">
      <style:text-properties officeooo:paragraph-rsid="00149a48"/>
    </style:style>
    <style:style style:name="P4" style:family="paragraph" style:parent-style-name="Code">
      <style:text-properties officeooo:paragraph-rsid="00149a48"/>
    </style:style>
    <style:style style:name="P5" style:family="paragraph" style:parent-style-name="Code">
      <style:text-properties officeooo:rsid="00149a48" officeooo:paragraph-rsid="00149a48"/>
    </style:style>
    <style:style style:name="P6" style:family="paragraph" style:parent-style-name="Code">
      <style:text-properties officeooo:rsid="0015ddd8" officeooo:paragraph-rsid="0015ddd8"/>
    </style:style>
    <style:style style:name="P7" style:family="paragraph" style:parent-style-name="Chapter_20_Title" style:master-page-name="Standard">
      <style:paragraph-properties style:page-number="auto"/>
    </style:style>
    <style:style style:name="T1" style:family="text">
      <style:text-properties officeooo:rsid="00149a48"/>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officeooo:rsid="00149a48" style:font-weight-asian="bold"/>
    </style:style>
    <style:style style:name="T5" style:family="text">
      <style:text-properties fo:language="en" fo:country="US" fo:font-weight="bold" officeooo:rsid="0016eadc" style:font-weight-asian="bold"/>
    </style:style>
    <style:style style:name="T6" style:family="text">
      <style:text-properties fo:language="en" fo:country="US" officeooo:rsid="00149a48"/>
    </style:style>
    <style:style style:name="T7" style:family="text">
      <style:text-properties fo:language="en" fo:country="US"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name-asian="TheSansMonoConNormal2" style:font-weight-asian="bold"/>
    </style:style>
    <style:style style:name="T10" style:family="text">
      <style:text-properties style:font-name-asian="TheSansMonoConNormal2"/>
    </style:style>
    <style:style style:name="T11" style:family="text">
      <style:text-properties style:font-name="Utopia-Italic" fo:font-style="italic" style:font-style-asian="italic" style:font-name-complex="Utopia-Italic" style:font-style-complex="italic"/>
    </style:style>
    <style:style style:name="T12" style:family="text">
      <style:text-properties style:font-name="Utopia-Italic" style:font-name-complex="Utopia-Italic"/>
    </style:style>
    <style:style style:name="T13" style:family="text">
      <style:text-properties style:font-name="Utopia-Bold" style:font-name-complex="Utopia-Bold"/>
    </style:style>
    <style:style style:name="T14" style:family="text">
      <style:text-properties style:font-name-complex="Utopia-Bold"/>
    </style:style>
    <style:style style:name="T15" style:family="text">
      <style:text-properties style:font-name="TheSansMonoCondensed-Bold" style:font-name-complex="TheSansMonoCondensed-Bold"/>
    </style:style>
    <style:style style:name="T16" style:family="text">
      <style:text-properties fo:language="en" fo:country="GB" officeooo:rsid="00149a48" style:font-name-asian="Calibri" style:font-size-complex="11pt" style:language-complex="ar" style:country-complex="SA"/>
    </style:style>
    <style:style style:name="T17" style:family="text">
      <style:text-properties fo:language="en" fo:country="GB" officeooo:rsid="0014e8de" style:font-name-asian="Calibri" style:font-size-complex="11pt" style:language-complex="ar" style:country-complex="SA"/>
    </style:style>
    <style:style style:name="T18" style:family="text">
      <style:text-properties style:use-window-font-color="true" style:font-name="Utopia" fo:font-size="11pt" fo:language="en" fo:country="GB" officeooo:rsid="00149a48"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officeooo:rsid="0014e8de"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GB" officeooo:rsid="0015ddd8"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none" fo:country="none" fo:font-style="italic" fo:font-weight="bold" officeooo:rsid="00149a48" style:font-name-asian="Calibri" style:font-size-asian="11pt" style:language-asian="none" style:country-asian="none" style:font-style-asian="italic" style:font-weight-asian="bold" style:font-name-complex="Utopia" style:font-size-complex="11pt" style:language-complex="ar" style:country-complex="SA"/>
    </style:style>
    <style:style style:name="T22" style:family="text">
      <style:text-properties style:use-window-font-color="true" style:font-name="Utopia" fo:font-size="11pt" fo:language="none" fo:country="none" fo:font-style="italic" fo:font-weight="bold" officeooo:rsid="0014e8de" style:font-name-asian="Calibri" style:font-size-asian="11pt" style:language-asian="none" style:country-asian="none" style:font-style-asian="italic" style:font-weight-asian="bold" style:font-name-complex="Utopia" style:font-size-complex="11pt" style:language-complex="ar" style:country-complex="SA"/>
    </style:style>
    <style:style style:name="T23" style:family="text">
      <style:text-properties style:use-window-font-color="true" style:font-name="Utopia" fo:font-size="11pt" fo:language="none" fo:country="none" fo:font-style="italic" fo:font-weight="bold" officeooo:rsid="0015ddd8" style:font-name-asian="Calibri" style:font-size-asian="11pt" style:language-asian="none" style:country-asian="none" style:font-style-asian="italic" style:font-weight-asian="bold" style:font-name-complex="Utopia" style:font-size-complex="11pt" style:language-complex="ar" style:country-complex="SA"/>
    </style:style>
    <style:style style:name="T24" style:family="text">
      <style:text-properties style:use-window-font-color="true" style:font-name="TheSansMonoConNormal" fo:font-size="11pt" fo:language="none" fo:country="none" officeooo:rsid="00149a48" style:font-name-asian="Calibri" style:font-size-asian="11pt" style:language-asian="none" style:country-asian="none" style:font-name-complex="TheSansMonoConNormal" style:font-size-complex="11pt" style:language-complex="ar" style:country-complex="SA"/>
    </style:style>
    <style:style style:name="T25" style:family="text">
      <style:text-properties fo:font-weight="normal" style:font-weight-asian="normal" style:font-weight-complex="normal"/>
    </style:style>
    <style:style style:name="T26" style:family="text">
      <style:text-properties fo:font-weight="normal" officeooo:rsid="0014e8de" style:font-weight-asian="normal" style:font-weight-complex="normal"/>
    </style:style>
    <style:style style:name="T27" style:family="text">
      <style:text-properties fo:font-weight="normal" officeooo:rsid="0015ddd8" style:font-weight-asian="normal" style:font-weight-complex="normal"/>
    </style:style>
    <style:style style:name="T28" style:family="text">
      <style:text-properties fo:font-weight="normal" style:font-name-asian="TheSansMonoConNormal2" style:font-weight-asian="normal" style:font-weight-complex="normal"/>
    </style:style>
    <style:style style:name="T29" style:family="text">
      <style:text-properties officeooo:rsid="0014e8de"/>
    </style:style>
    <style:style style:name="T30" style:family="text">
      <style:text-properties officeooo:rsid="0015ddd8"/>
    </style:style>
  </office:automatic-styles>
  <office:body>
    <office:text text:use-soft-page-breaks="true">
      <office:forms form:automatic-focus="false" form:apply-design-mode="false"/>
      <text:tracked-changes>
        <text:changed-region xml:id="ct94533019687936" text:id="ct94533019687936">
          <text:insertion>
            <office:change-info>
              <dc:creator>Ray Lischner</dc:creator>
              <dc:date>2020-03-16T09:03:59</dc:date>
            </office:change-info>
          </text:insertion>
        </text:changed-region>
        <text:changed-region xml:id="ct94533019161808" text:id="ct94533019161808">
          <text:deletion>
            <office:change-info>
              <dc:creator>Ray Lischner</dc:creator>
              <dc:date>2020-03-16T09:03:58</dc:date>
            </office:change-info>
            <text:p text:style-name="Code_20_Caption">
<text:span text:style-name="T8">29</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ustom Types</text:p>
      <text:p text:style-name="Body_20_Text_20_First">One of the key design goals for C++ was that you should be able to define brand<text:span text:style-name="T2">-</text:span>new types that look and act similar to the built-in types. Do you need tri-state logic? Write your own <text:span text:style-name="Code_20_Inline">tribool</text:span> type. Need arbitrary-precision arithmetic? Write your own <text:span text:style-name="Code_20_Inline">bigint</text:span> type. <text:span text:style-name="T1">Even better, let someone else write it, and you use </text:span><text:span text:style-name="Code_20_Inline"><text:span text:style-name="T16">bigint</text:span></text:span><text:span text:style-name="T1"> in the same manner as ordinary </text:span><text:span text:style-name="Code_20_Inline"><text:span text:style-name="T16">int</text:span></text:span><text:span text:style-name="T1">. </text:span>This <text:span text:style-name="T2">E</text:span>xploration introduces some of the language features that let you define custom types. Subsequent <text:span text:style-name="T2">E</text:span>xplorations delve deeper into these topics.</text:p>
      <text:h text:style-name="Heading_20_1" text:outline-level="1"><text:bookmark-start text:name="new"/>Defining a<text:span text:style-name="T2"> </text:span>New Type</text:h>
      <text:p text:style-name="Body_20_Text_20_First">Let’s consider a<text:span text:style-name="T2"> </text:span>scenario in which you want to define<text:alphabetical-index-mark text:string-value="new type definition" text:key1="Custom types"/> a<text:span text:style-name="T2"> </text:span>type, <text:span text:style-name="Code_20_Inline">rational</text:span>, to represent rational numbers (fractions). A<text:span text:style-name="T2"> </text:span>rational number has a<text:span text:style-name="T2"> </text:span>numerator and a<text:span text:style-name="T2"> </text:span>denominator, both integers. Ideally, you would be able to add, subtract, multiply, and divide rational numbers in the same fashion you can with the built-in numeric types. You should also be able to mix rational numbers and other numeric types in the same expression. (Our <text:span text:style-name="Code_20_Inline">rational</text:span> type is different from the <text:span text:style-name="Code_20_Inline">std::ratio</text:span> type, which represents a compile-time constant; our <text:span text:style-name="Code_20_Inline">rational</text:span> type can change value at runtime.)</text:p>
      <text:p text:style-name="Body_20_Text_20_Cont">The I/O streams should be able to read and write rational numbers in some reasonable manner. The input operator should accept as valid input anything the output operator produces. The I/O operators should heed the stream’s flags and <text:soft-page-break/>related settings, such as field width and fill character, so you can format neatly aligned columns of rational numbers the same way you did for integers in Exploration 8.</text:p>
      <text:p text:style-name="Body_20_Text_20_Cont">You should be able to assign any numeric value to a <text:span text:style-name="Code_20_Inline">rational</text:span> variable and convert a <text:span text:style-name="Code_20_Inline">rational</text:span> value to any built-in numeric type. Naturally, converting a rational number to an integer variable would result in truncation to an integer. One can argue that conversion should be automatic, similar to conversion from floating-point to integer. A counter argument is that automatic conversions that discard information were a mistake in the original C language design, and one not to be duplicated. Instead, conversions that discard information should be made explicit and clear. I prefer the latter approach.</text:p>
      <text:p text:style-name="Body_20_Text_20_Cont">This is a lot to tackle at once, so let’s begin slowly.</text:p>
      <text:p text:style-name="Body_20_Text_20_Cont">The first step is to decide how to store a rational number. You have to store a numerator and a denominator, both as integers. What about negative numbers? Choose a convention, such as the numerator gets the sign of the entire value, and the denominator is always positive. Listing <text:span text:style-name="T1">30</text:span>-1 shows a basic <text:span text:style-name="Code_20_Inline">rational</text:span> type definition.</text:p>
      <text:p text:style-name="Code_20_Caption"><text:span text:style-name="T8">Listing</text:span><text:span text:style-name="T3"> </text:span><text:span text:style-name="T4">30</text:span><text:span text:style-name="T8">-1.</text:span> Defining a<text:span text:style-name="T2"> </text:span>Custom <text:span text:style-name="Code_20_Inline">rational</text:span> Type</text:p>
      <text:p text:style-name="Code">/// Represent a<text:span text:style-name="T2"> </text:span>rational number.</text:p>
      <text:p text:style-name="Code">struct rational</text:p>
      <text:p text:style-name="Code">{</text:p>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Body_20_Text_20_Cont">The definition starts with the <text:span text:style-name="Code_20_Inline">struct</text:span> keyword. C programmers recognize this as a structure definition—but hang on, there’s much more to follow.</text:p>
      <text:p text:style-name="Body_20_Text_20_Cont">The contents of the <text:span text:style-name="Code_20_Inline">rational</text:span> type look like definitions for variables named <text:span text:style-name="Code_20_Inline">numerator</text:span> and <text:span text:style-name="Code_20_Inline">denominator</text:span>, but they work a little differently. Remember that Listing <text:span text:style-name="T1">30</text:span>-1 shows a type definition. In other words, the compiler remembers that <text:span text:style-name="Code_20_Inline">rational</text:span> names a type, but it does not allocate any memory for an object, for <text:span text:style-name="Code_20_Inline">numerator</text:span>, or for <text:span text:style-name="Code_20_Inline">denominator</text:span>. In C++ parlance, <text:span text:style-name="Code_20_Inline">numerator</text:span> and <text:span text:style-name="Code_20_Inline">denominator</text:span> are called <text:span text:style-name="Emphasis">data</text:span><text:span text:style-name="T11"> </text:span><text:span text:style-name="Emphasis"><text:span text:style-name="T12">members</text:span></text:span>; some other languages call them instance variables or fields.</text:p>
      <text:p text:style-name="Body_20_Text_20_Cont">Notice the semicolon that follows the closing curly brace. Type definitions are different from compound statements. If you forget the semicolon, the compiler will <text:soft-page-break/>remind you, sometimes quite rudely, while referring to a line number several lines <text:span text:style-name="T18">away</text:span> <text:span text:style-name="T1">from the line </text:span>where the semicolon belongs.</text:p>
      <text:p text:style-name="Body_20_Text_20_Cont">When you define an object with type <text:span text:style-name="Code_20_Inline">rational</text:span>, the object stores the <text:span text:style-name="Code_20_Inline">numerator</text:span> and <text:span text:style-name="Code_20_Inline">denominator</text:span> members. Use the dot (<text:span text:style-name="Code_20_Inline">.</text:span>) operator to access the members (which you have been doing throughout this book), as shown in Listing <text:span text:style-name="T1">30</text:span>-2.</text:p>
      <text:p text:style-name="Code_20_Caption"><text:span text:style-name="T8">Listing</text:span><text:span text:style-name="T3"> </text:span><text:span text:style-name="T4">30</text:span><text:span text:style-name="T8">-2.</text:span> Using a<text:span text:style-name="T2"> </text:span>Custom Type and Its Members</text:p>
      <text:p text:style-name="Code">#include &lt;iostream&gt;</text:p>
      <text:p text:style-name="Code"/>
      <text:p text:style-name="Code">/// Represent a<text:span text:style-name="T2"> </text:span>rational number.</text:p>
      <text:p text:style-name="Code">struct rational</text:p>
      <text:p text:style-name="Code">{</text:p>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text:span text:style-name="T10"><text:s text:c="2"/></text:span>rational pi{};</text:p>
      <text:p text:style-name="Code"><text:span text:style-name="T10"><text:s text:c="2"/></text:span>pi.numerator = 355;</text:p>
      <text:p text:style-name="Code"><text:span text:style-name="T10"><text:s text:c="2"/></text:span>pi.denominator = 113;</text:p>
      <text:p text:style-name="Code"><text:span text:style-name="T10"><text:s text:c="2"/></text:span>std::cout &lt;&lt; "pi is approximately " &lt;&lt; pi.numerator &lt;&lt; "/" &lt;&lt; pi.denominator &lt;&lt; '\n';</text:p>
      <text:p text:style-name="Code">}</text:p>
      <text:p text:style-name="Body_20_Text_20_Cont">That’s not terribly exciting, is it? The <text:span text:style-name="Code_20_Inline">rational</text:span> type just sits there, lifeless. You know that many types in the standard library have member functions, such as <text:span text:style-name="Code_20_Inline">std::ostream</text:span>’s <text:span text:style-name="Code_20_Inline">width</text:span> member function, which allows you to write <text:span text:style-name="Code_20_Inline">std::cout.width(4)</text:span>. The next section shows how to write your own member functions.</text:p>
      <text:h text:style-name="Heading_20_1" text:outline-level="1"><text:bookmark-start text:name="assign1"/><text:bookmark-end text:name="new"/>Member Functions</text:h>
      <text:p text:style-name="Body_20_Text_20_First">Let’s add a<text:span text:style-name="T2"> </text:span>member function to <text:span text:style-name="Code_20_Inline">rational</text:span> that reduces the numerator and denominator by their greatest common divisor. Listing<text:span text:style-name="T2"> </text:span><text:span text:style-name="T6">30</text:span>-3 shows the sample program, with the <text:span text:style-name="Code_20_Inline">reduce()</text:span> member function.</text:p>
      <text:p text:style-name="Code_20_Caption"><text:span text:style-name="T8">Listing</text:span><text:span text:style-name="T3"> </text:span><text:change-start text:change-id="ct94533019687936"/><text:span text:style-name="T5">30</text:span><text:change-end text:change-id="ct94533019687936"/><text:change text:change-id="ct94533019161808"/><text:span text:style-name="T8">-3.</text:span> Adding the <text:span text:style-name="Code_20_Inline">reduce</text:span> Member Function</text:p>
      <text:p text:style-name="Code">#include &lt;cassert&gt;</text:p>
      <text:p text:style-name="Code"><text:soft-page-break/>#include &lt;cstdlib&gt;</text:p>
      <text:p text:style-name="Code">#include &lt;iostream&gt;</text:p>
      <text:p text:style-name="P4">
<text:span text:style-name="T1">#include &lt;</text:span>
<text:span text:style-name="T24">numeric</text:span>
<text:span text:style-name="T1">&gt;</text:span>
</text:p>
      <text:p text:style-name="P4"/>
      <text:p text:style-name="Code">/// Represent<text:span text:style-name="T29">s</text:span> a<text:span text:style-name="T2"> </text:span>rational number.</text:p>
      <text:p text:style-name="Code">struct rational</text:p>
      <text:p text:style-name="P4">{</text:p>
      <text:p text:style-name="P3">
<text:span text:style-name="Code_20_Bold">
<text:span text:style-name="T28">
<text:s text:c="2"/>
</text:span>
</text:span>
<text:span text:style-name="Code_20_Bold">
<text:span text:style-name="T25">/// Reduce the numerator and denominator by their GCD.</text:span>
</text:span>
</text:p>
      <text:p text:style-name="Code_20_Bold">
<text:span text:style-name="Code_20_Bold">
<text:span text:style-name="T28">
<text:s text:c="2"/>
</text:span>
</text:span>
<text:span text:style-name="Code_20_Bold">
<text:span text:style-name="T25">void reduce()</text:span>
</text:span>
</text:p>
      <text:p text:style-name="Code_20_Bold">
<text:span text:style-name="Code_20_Bold">
<text:span text:style-name="T28">
<text:s text:c="2"/>
</text:span>
</text:span>
<text:span text:style-name="Code_20_Bold">
<text:span text:style-name="T25">{</text:span>
</text:span>
</text:p>
      <text:p text:style-name="Code_20_Bold">
<text:span text:style-name="Code_20_Bold">
<text:span text:style-name="T28">
<text:s text:c="4"/>
</text:span>
</text:span>
<text:span text:style-name="Code_20_Bold">
<text:span text:style-name="T25">assert(denominator != 0);</text:span>
</text:span>
</text:p>
      <text:p text:style-name="Code_20_Bold">
<text:span text:style-name="Code_20_Bold">
<text:span text:style-name="T28">
<text:s text:c="4"/>
</text:span>
</text:span>
<text:span text:style-name="Code_20_Bold">
<text:span text:style-name="T25">int div{</text:span>
</text:span>
<text:span text:style-name="Code_20_Bold">
<text:span text:style-name="T26">std::</text:span>
</text:span>
<text:span text:style-name="Code_20_Bold">
<text:span text:style-name="T25">gcd(numerator, denominator)};</text:span>
</text:span>
</text:p>
      <text:p text:style-name="Code_20_Bold">
<text:span text:style-name="Code_20_Bold">
<text:span text:style-name="T28">
<text:s text:c="4"/>
</text:span>
</text:span>
<text:span text:style-name="Code_20_Bold">
<text:span text:style-name="T25">numerator = numerator / div;</text:span>
</text:span>
</text:p>
      <text:p text:style-name="Code_20_Bold">
<text:span text:style-name="Code_20_Bold">
<text:span text:style-name="T28">
<text:s text:c="4"/>
</text:span>
</text:span>
<text:span text:style-name="Code_20_Bold">
<text:span text:style-name="T25">denominator = denominator / div;</text:span>
</text:span>
</text:p>
      <text:p text:style-name="Code_20_Bold">
<text:span text:style-name="Code_20_Bold">
<text:span text:style-name="T28">
<text:s text:c="2"/>
</text:span>
</text:span>
<text:span text:style-name="Code_20_Bold">
<text:span text:style-name="T25">}</text:span>
</text:span>
</text:p>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text:span text:style-name="T10"><text:s text:c="2"/></text:span>rational pi{};</text:p>
      <text:p text:style-name="Code"><text:span text:style-name="T10"><text:s text:c="2"/></text:span>pi.numerator = 1420;</text:p>
      <text:p text:style-name="Code"><text:span text:style-name="T10"><text:s text:c="2"/></text:span>pi.denominator = 452;</text:p>
      <text:p text:style-name="Code_20_Bold">
<text:span text:style-name="Code_20_Bold">
<text:span text:style-name="T28">
<text:s text:c="2"/>
</text:span>
</text:span>
<text:span text:style-name="Code_20_Bold">
<text:span text:style-name="T25">pi.reduce();</text:span>
</text:span>
</text:p>
      <text:p text:style-name="Code"><text:span text:style-name="T10"><text:s text:c="2"/></text:span>std::cout &lt;&lt; "pi is approximately " &lt;&lt; pi.numerator &lt;&lt; "/" &lt;&lt; pi.denominator &lt;&lt; '\n';</text:p>
      <text:p text:style-name="Code">}</text:p>
      <text:p text:style-name="Body_20_Text_20_Cont">Notice how the <text:span text:style-name="Code_20_Inline">reduce()</text:span> member function looks just like an ordinary function, except its definition appears within the <text:span text:style-name="Code_20_Inline">rational</text:span> type definition. <text:span text:style-name="T29">It calls the </text:span><text:span text:style-name="Code_20_Inline"><text:span text:style-name="T17">gcd</text:span></text:span><text:span text:style-name="T29"> (Greatest Common Divisor) function, which is declared in </text:span><text:span text:style-name="Code_20_Inline"><text:span text:style-name="T17">&lt;numeric&gt;</text:span></text:span><text:span text:style-name="T29">. </text:span>Also notice how <text:span text:style-name="Code_20_Inline">reduce()</text:span> can refer to the data members of <text:span text:style-name="Code_20_Inline">rational</text:span>. When you call the <text:span text:style-name="Code_20_Inline">reduce()</text:span> member function, you must supply an object as the left-hand operand of the dot (<text:span text:style-name="Code_20_Inline">.</text:span>) operator (such as <text:span text:style-name="Code_20_Inline">pi</text:span> in Listing 29-3). When the <text:span text:style-name="Code_20_Inline">reduce()</text:span> function refers to a data member, the data member is taken from that left-hand operand. Thus, <text:span text:style-name="Code_20_Inline">numerator</text:span> <text:span text:style-name="Code_20_Inline">=</text:span> <text:span text:style-name="Code_20_Inline">numerator</text:span> <text:span text:style-name="Code_20_Inline">/</text:span> <text:span text:style-name="Code_20_Inline">div</text:span> has the effect of <text:span text:style-name="Code_20_Inline">pi.numerator</text:span> <text:span text:style-name="Code_20_Inline">=</text:span> <text:span text:style-name="Code_20_Inline">pi.numerator</text:span> <text:span text:style-name="Code_20_Inline">/</text:span> <text:span text:style-name="Code_20_Inline">div</text:span>.</text:p>
      <text:p text:style-name="Body_20_Text_20_Cont">A member function can also call other member functions that are defined in the same type. Try it yourself: <text:span text:style-name="Strong_20_Emphasis"><text:span text:style-name="T13">add the </text:span></text:span><text:span text:style-name="Strong_20_Emphasis"><text:span text:style-name="T15">assign()</text:span></text:span><text:span text:style-name="Strong_20_Emphasis"><text:span text:style-name="T13"> member function</text:span></text:span>, which takes a <text:span text:style-name="Code_20_Inline">numerator</text:span> and <text:span text:style-name="Code_20_Inline">denominator</text:span> as two parameters and assigns them to their respective data members and calls <text:span text:style-name="Code_20_Inline">reduce()</text:span>. This spares the user of <text:span text:style-name="Code_20_Inline">rational</text:span> the additional step (and possible <text:soft-page-break/>error of neglecting the call to <text:span text:style-name="Code_20_Inline">reduce()</text:span>). Let the return type be <text:span text:style-name="Code_20_Inline">void</text:span>. <text:span text:style-name="Strong_20_Emphasis"><text:span text:style-name="T13">Write your member function below:</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bookmark-start text:name="assign"/><text:bookmark-end text:name="assign1"/>Listing <text:span text:style-name="T18">30</text:span>-4 presents the entire program, with my <text:span text:style-name="Code_20_Inline">assign</text:span> member function<text:alphabetical-index-mark text:string-value="assign member function" text:key1="Custom types" text:key2="member functions"/> in boldface.</text:p>
      <text:p text:style-name="Code_20_Caption"><text:span text:style-name="T8">Listing</text:span><text:span text:style-name="T3"> </text:span><text:span text:style-name="T21">30</text:span><text:span text:style-name="T8">-4.</text:span> Adding the <text:span text:style-name="Code_20_Inline">assign</text:span> Member Function</text:p>
      <text:p text:style-name="Code">#include &lt;cassert&gt;</text:p>
      <text:p text:style-name="Code">#include &lt;cstdlib&gt;</text:p>
      <text:p text:style-name="Code">#include &lt;iostream&gt;</text:p>
      <text:p text:style-name="P5">#include &lt;numeric&gt;</text:p>
      <text:p text:style-name="Code"/>
      <text:p text:style-name="Code">/// Represent<text:span text:style-name="T29">s</text:span> a<text:span text:style-name="T2"> </text:span>rational number.</text:p>
      <text:p text:style-name="Code">struct rational</text:p>
      <text:p text:style-name="Code">{</text:p>
      <text:p text:style-name="Code_20_Bold">
<text:span text:style-name="Code_20_Bold">
<text:span text:style-name="T28">
<text:s text:c="2"/>
</text:span>
</text:span>
<text:span text:style-name="Code_20_Bold">
<text:span text:style-name="T25">/// Assign</text:span>
</text:span>
<text:span text:style-name="Code_20_Bold">
<text:span text:style-name="T27">s</text:span>
</text:span>
<text:span text:style-name="Code_20_Bold">
<text:span text:style-name="T25"> a numerator and a denominator, then reduce</text:span>
</text:span>
<text:span text:style-name="Code_20_Bold">
<text:span text:style-name="T27">s</text:span>
</text:span>
<text:span text:style-name="Code_20_Bold">
<text:span text:style-name="T25"> to normal form.</text:span>
</text:span>
</text:p>
      <text:p text:style-name="Code_20_Bold">
<text:span text:style-name="Code_20_Bold">
<text:span text:style-name="T28">
<text:s text:c="2"/>
</text:span>
</text:span>
<text:span text:style-name="Code_20_Bold">
<text:span text:style-name="T25">/// @param num numerator</text:span>
</text:span>
</text:p>
      <text:p text:style-name="Code_20_Bold">
<text:span text:style-name="Code_20_Bold">
<text:span text:style-name="T28">
<text:s text:c="2"/>
</text:span>
</text:span>
<text:span text:style-name="Code_20_Bold">
<text:span text:style-name="T25">/// @param den denominator</text:span>
</text:span>
</text:p>
      <text:p text:style-name="Code_20_Bold">
<text:span text:style-name="Code_20_Bold">
<text:span text:style-name="T28">
<text:s text:c="2"/>
</text:span>
</text:span>
<text:span text:style-name="Code_20_Bold">
<text:span text:style-name="T25">/// @pre denominator &gt; 0</text:span>
</text:span>
</text:p>
      <text:p text:style-name="Code_20_Bold">
<text:span text:style-name="Code_20_Bold">
<text:span text:style-name="T28">
<text:s text:c="2"/>
</text:span>
</text:span>
<text:span text:style-name="Code_20_Bold">
<text:span text:style-name="T25">void assign(int num, int den)</text:span>
</text:span>
</text:p>
      <text:p text:style-name="Code_20_Bold">
<text:span text:style-name="Code_20_Bold">
<text:span text:style-name="T28">
<text:s text:c="2"/>
</text:span>
</text:span>
<text:span text:style-name="Code_20_Bold">
<text:span text:style-name="T25">{</text:span>
</text:span>
</text:p>
      <text:p text:style-name="Code_20_Bold">
<text:span text:style-name="Code_20_Bold">
<text:span text:style-name="T28">
<text:s text:c="4"/>
</text:span>
</text:span>
<text:span text:style-name="Code_20_Bold">
<text:span text:style-name="T25">numerator = num;</text:span>
</text:span>
</text:p>
      <text:p text:style-name="Code_20_Bold">
<text:span text:style-name="Code_20_Bold">
<text:span text:style-name="T28">
<text:s text:c="4"/>
</text:span>
</text:span>
<text:span text:style-name="Code_20_Bold">
<text:span text:style-name="T25">denominator = den;</text:span>
</text:span>
</text:p>
      <text:p text:style-name="Code_20_Bold">
<text:span text:style-name="Code_20_Bold">
<text:span text:style-name="T28">
<text:s text:c="4"/>
</text:span>
</text:span>
<text:span text:style-name="Code_20_Bold">
<text:span text:style-name="T25">reduce();</text:span>
</text:span>
</text:p>
      <text:p text:style-name="Code_20_Bold">
<text:span text:style-name="Code_20_Bold">
<text:span text:style-name="T28">
<text:s text:c="2"/>
</text:span>
</text:span>
<text:span text:style-name="Code_20_Bold">
<text:span text:style-name="T25">}</text:span>
</text:span>
</text:p>
      <text:p text:style-name="Code_20_Bold"/>
      <text:p text:style-name="Code"><text:span text:style-name="T10"><text:s text:c="2"/></text:span>/// Reduce<text:span text:style-name="T30">s</text:span> the numerator and denominator by their GCD.</text:p>
      <text:p text:style-name="Code"><text:span text:style-name="T10"><text:s text:c="2"/></text:span>void reduce()</text:p>
      <text:p text:style-name="Code"><text:span text:style-name="T10"><text:s text:c="2"/></text:span>{</text:p>
      <text:p text:style-name="Code"><text:span text:style-name="T10"><text:s text:c="4"/></text:span>assert(denominator != 0);</text:p>
      <text:p text:style-name="Code"><text:span text:style-name="T10"><text:s text:c="4"/></text:span>int div{<text:span text:style-name="T29">std::</text:span>gcd(numerator, denominator)};</text:p>
      <text:p text:style-name="Code"><text:soft-page-break/><text:span text:style-name="T10"><text:s text:c="4"/></text:span>numerator = numerator / div;</text:p>
      <text:p text:style-name="Code"><text:span text:style-name="T10"><text:s text:c="4"/></text:span>denominator = denominator / div;</text:p>
      <text:p text:style-name="Code"><text:span text:style-name="T10"><text:s text:c="2"/></text:span>}</text:p>
      <text:p text:style-name="Code"/>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text:span text:style-name="T10"><text:s text:c="2"/></text:span>rational pi{};</text:p>
      <text:p text:style-name="Code_20_Bold">
<text:span text:style-name="Code_20_Bold">
<text:span text:style-name="T28">
<text:s text:c="2"/>
</text:span>
</text:span>
<text:span text:style-name="Code_20_Bold">
<text:span text:style-name="T25">pi.assign(1420, 452);</text:span>
</text:span>
</text:p>
      <text:p text:style-name="Code"><text:span text:style-name="T10"><text:s text:c="2"/></text:span>std::cout &lt;&lt; "pi is approximately " &lt;&lt; pi.numerator &lt;&lt; "/" &lt;&lt; pi.denominator &lt;&lt; '\n';</text:p>
      <text:p text:style-name="Code">}</text:p>
      <text:p text:style-name="Body_20_Text_20_Cont">Notice how simple the <text:span text:style-name="Code_20_Inline">main</text:span> program is now. Hiding details, such as <text:span text:style-name="Code_20_Inline">reduce()</text:span>, helps keep the code clean, readable, and maintainable.</text:p>
      <text:p text:style-name="Body_20_Text_20_Cont">Notice one other subtle detail: the definition of <text:span text:style-name="Code_20_Inline">assign()</text:span> precedes <text:span text:style-name="Code_20_Inline">reduce()</text:span>, even though it calls <text:span text:style-name="Code_20_Inline">reduce()</text:span>. We need one minor adjustment to the rule that the compiler must see at least a declaration of a name before you can use that name. Members of a <text:span text:style-name="Code_20_Inline"><text:span text:style-name="T17">struct</text:span></text:span><text:span text:style-name="T19"> </text:span>can refer to other members, regardless of the order of declaration within the type. In all other situations, you must supply a declaration prior to use.</text:p>
      <text:p text:style-name="Body_20_Text_20_Cont">Being able to assign a numerator and denominator in one step is a fine addition to the <text:span text:style-name="Code_20_Inline">rational</text:span> type, but even more important is being able to initialize a <text:span text:style-name="Code_20_Inline">rational</text:span> object. Recall from Exploration 5 my admonition to ensure that all objects are properly initialized. The next section demonstrates how to add support for initializers to <text:span text:style-name="Code_20_Inline">rational</text:span>.</text:p>
      <text:h text:style-name="Heading_20_1" text:outline-level="1"><text:bookmark-start text:name="cons"/><text:bookmark-end text:name="assign"/>Constructors</text:h>
      <text:p text:style-name="Body_20_Text_20_First">Wouldn’t it be nice to be able to initialize a<text:span text:style-name="T2"> </text:span><text:span text:style-name="Code_20_Inline">rational</text:span> object with a<text:span text:style-name="T2"> </text:span>numerator and denominator, and have them properly reduced automatically? You can do that by writing a<text:span text:style-name="T2"> </text:span>special member function that looks and acts a<text:span text:style-name="T2"> </text:span>little like <text:span text:style-name="Code_20_Inline">assign</text:span>, except the name is the same as the name of the type (<text:span text:style-name="Code_20_Inline">rational</text:span>), and the function has no return type or return value. Listing<text:span text:style-name="T2"> </text:span><text:span text:style-name="T19">30</text:span>-5 shows how to write this special member function.</text:p>
      <text:p text:style-name="Code_20_Caption"><text:span text:style-name="T8">Listing</text:span><text:span text:style-name="T3"> </text:span><text:span text:style-name="T22">30</text:span><text:span text:style-name="T8">-5.</text:span> Adding the Ability to Initialize a<text:span text:style-name="T2"> </text:span><text:span text:style-name="Code_20_Inline">rational</text:span> Object</text:p>
      <text:p text:style-name="Code"><text:soft-page-break/>#include &lt;cassert&gt;</text:p>
      <text:p text:style-name="Code">#include &lt;cstdlib&gt;</text:p>
      <text:p text:style-name="Code">#include &lt;iostream&gt;</text:p>
      <text:p text:style-name="P6">#include &lt;numeric&gt;</text:p>
      <text:p text:style-name="Code"/>
      <text:p text:style-name="Code">/// Represent<text:span text:style-name="T30">s</text:span> a<text:span text:style-name="T2"> </text:span>rational number.</text:p>
      <text:p text:style-name="Code">struct rational</text:p>
      <text:p text:style-name="Code">{</text:p>
      <text:p text:style-name="Code_20_Bold">
<text:span text:style-name="Code_20_Bold">
<text:span text:style-name="T28">
<text:s text:c="2"/>
</text:span>
</text:span>
<text:span text:style-name="Code_20_Bold">
<text:span text:style-name="T25">/// Construct</text:span>
</text:span>
<text:span text:style-name="Code_20_Bold">
<text:span text:style-name="T27">s</text:span>
</text:span>
<text:span text:style-name="Code_20_Bold">
<text:span text:style-name="T25"> a</text:span>
</text:span>
<text:span text:style-name="Code_20_Bold">
<text:span text:style-name="T7"> </text:span>
</text:span>
<text:span text:style-name="Code_20_Bold">
<text:span text:style-name="T25">rational object, given a</text:span>
</text:span>
<text:span text:style-name="Code_20_Bold">
<text:span text:style-name="T7"> </text:span>
</text:span>
<text:span text:style-name="Code_20_Bold">
<text:span text:style-name="T25">numerator and a</text:span>
</text:span>
<text:span text:style-name="Code_20_Bold">
<text:span text:style-name="T7"> </text:span>
</text:span>
<text:span text:style-name="Code_20_Bold">
<text:span text:style-name="T25">denominator.</text:span>
</text:span>
</text:p>
      <text:p text:style-name="Code_20_Bold">
<text:span text:style-name="Code_20_Bold">
<text:span text:style-name="T28">
<text:s text:c="2"/>
</text:span>
</text:span>
<text:span text:style-name="Code_20_Bold">
<text:span text:style-name="T25">/// Always reduce</text:span>
</text:span>
<text:span text:style-name="Code_20_Bold">
<text:span text:style-name="T27">s</text:span>
</text:span>
<text:span text:style-name="Code_20_Bold">
<text:span text:style-name="T25"> to normal form.</text:span>
</text:span>
</text:p>
      <text:p text:style-name="Code_20_Bold">
<text:span text:style-name="Code_20_Bold">
<text:span text:style-name="T28">
<text:s text:c="2"/>
</text:span>
</text:span>
<text:span text:style-name="Code_20_Bold">
<text:span text:style-name="T25">/// @param num numerator</text:span>
</text:span>
</text:p>
      <text:p text:style-name="Code_20_Bold">
<text:span text:style-name="Code_20_Bold">
<text:span text:style-name="T28">
<text:s text:c="2"/>
</text:span>
</text:span>
<text:span text:style-name="Code_20_Bold">
<text:span text:style-name="T25">/// @param den denominator</text:span>
</text:span>
</text:p>
      <text:p text:style-name="Code_20_Bold">
<text:span text:style-name="Code_20_Bold">
<text:span text:style-name="T28">
<text:s text:c="2"/>
</text:span>
</text:span>
<text:span text:style-name="Code_20_Bold">
<text:span text:style-name="T25">/// @pre denominator &gt; 0</text:span>
</text:span>
</text:p>
      <text:p text:style-name="Code_20_Bold">
<text:span text:style-name="Code_20_Bold">
<text:span text:style-name="T28">
<text:s text:c="2"/>
</text:span>
</text:span>
<text:span text:style-name="Code_20_Bold">
<text:span text:style-name="T25">rational(int num, int den)</text:span>
</text:span>
</text:p>
      <text:p text:style-name="Code_20_Bold">
<text:span text:style-name="Code_20_Bold">
<text:span text:style-name="T28">
<text:s text:c="2"/>
</text:span>
</text:span>
<text:span text:style-name="Code_20_Bold">
<text:span text:style-name="T25">: numerator{num}, denominator{den}</text:span>
</text:span>
</text:p>
      <text:p text:style-name="Code_20_Bold">
<text:span text:style-name="Code_20_Bold">
<text:span text:style-name="T28">
<text:s text:c="2"/>
</text:span>
</text:span>
<text:span text:style-name="Code_20_Bold">
<text:span text:style-name="T25">{</text:span>
</text:span>
</text:p>
      <text:p text:style-name="Code_20_Bold">
<text:span text:style-name="Code_20_Bold">
<text:span text:style-name="T28">
<text:s text:c="4"/>
</text:span>
</text:span>
<text:span text:style-name="Code_20_Bold">
<text:span text:style-name="T25">reduce();</text:span>
</text:span>
</text:p>
      <text:p text:style-name="Code_20_Bold">
<text:span text:style-name="Code_20_Bold">
<text:span text:style-name="T28">
<text:s text:c="2"/>
</text:span>
</text:span>
<text:span text:style-name="Code_20_Bold">
<text:span text:style-name="T25">}</text:span>
</text:span>
</text:p>
      <text:p text:style-name="Code_20_Bold"/>
      <text:p text:style-name="Code"><text:span text:style-name="T10"><text:s text:c="2"/></text:span>/// Assign<text:span text:style-name="T30">s</text:span> a<text:span text:style-name="T2"> </text:span>numerator and a<text:span text:style-name="T2"> </text:span>denominator, then reduce<text:span text:style-name="T30">s</text:span> to normal form.</text:p>
      <text:p text:style-name="Code"><text:span text:style-name="T10"><text:s text:c="2"/></text:span>/// @param num numerator</text:p>
      <text:p text:style-name="Code"><text:span text:style-name="T10"><text:s text:c="2"/></text:span>/// @param den denominator</text:p>
      <text:p text:style-name="Code"><text:span text:style-name="T10"><text:s text:c="2"/></text:span>/// @pre denominator &gt; 0</text:p>
      <text:p text:style-name="Code"><text:span text:style-name="T10"><text:s text:c="2"/></text:span>void assign(int num, int den)</text:p>
      <text:p text:style-name="Code"><text:span text:style-name="T10"><text:s text:c="2"/></text:span>{</text:p>
      <text:p text:style-name="Code"><text:span text:style-name="T10"><text:s text:c="4"/></text:span>numerator = num;</text:p>
      <text:p text:style-name="Code"><text:span text:style-name="T10"><text:s text:c="4"/></text:span>denominator = den;</text:p>
      <text:p text:style-name="Code"><text:span text:style-name="T10"><text:s text:c="4"/></text:span>reduce();</text:p>
      <text:p text:style-name="Code"><text:span text:style-name="T10"><text:s text:c="2"/></text:span>}</text:p>
      <text:p text:style-name="Code"/>
      <text:p text:style-name="Code"><text:span text:style-name="T10"><text:s text:c="2"/></text:span>/// Reduce<text:span text:style-name="T30">s</text:span> the numerator and denominator by their GCD.</text:p>
      <text:p text:style-name="Code"><text:span text:style-name="T10"><text:s text:c="2"/></text:span>void reduce()</text:p>
      <text:p text:style-name="Code"><text:span text:style-name="T10"><text:s text:c="2"/></text:span>{</text:p>
      <text:p text:style-name="Code"><text:span text:style-name="T10"><text:s text:c="4"/></text:span>assert(denominator != 0);</text:p>
      <text:p text:style-name="Code"><text:span text:style-name="T10"><text:s text:c="4"/></text:span>int div{<text:span text:style-name="T30">std::</text:span>gcd(numerator, denominator)};</text:p>
      <text:p text:style-name="Code"><text:span text:style-name="T10"><text:s text:c="4"/></text:span>numerator = numerator / div;</text:p>
      <text:p text:style-name="Code"><text:span text:style-name="T10"><text:s text:c="4"/></text:span>denominator = denominator / div;</text:p>
      <text:p text:style-name="Code"><text:span text:style-name="T10"><text:s text:c="2"/></text:span>}</text:p>
      <text:p text:style-name="Code"/>
      <text:p text:style-name="Code"><text:span text:style-name="T10"><text:s text:c="2"/></text:span>int numerator; <text:s text:c="4"/>///&lt; numerator gets the sign of the rational value</text:p>
      <text:p text:style-name="Code"><text:span text:style-name="T10"><text:s text:c="2"/></text:span>int denominator; <text:s text:c="2"/>///&lt; denominator is always positive</text:p>
      <text:p text:style-name="Code">};</text:p>
      <text:p text:style-name="Code"/>
      <text:p text:style-name="Code">int main()</text:p>
      <text:p text:style-name="Code">{</text:p>
      <text:p text:style-name="Code_20_Bold">
<text:soft-page-break/>
<text:span text:style-name="Code_20_Bold">
<text:span text:style-name="T28">
<text:s text:c="2"/>
</text:span>
</text:span>
<text:span text:style-name="Code_20_Bold">
<text:span text:style-name="T25">rational pi{1420, 452};</text:span>
</text:span>
</text:p>
      <text:p text:style-name="Code"><text:span text:style-name="T10"><text:s text:c="2"/></text:span>std::cout &lt;&lt; "pi is about " &lt;&lt; pi.numerator &lt;&lt; "/" &lt;&lt; pi.denominator &lt;&lt; '\n';</text:p>
      <text:p text:style-name="Code">}</text:p>
      <text:p text:style-name="Body_20_Text_20_Cont">Notice the definition of the <text:span text:style-name="Code_20_Inline">pi</text:span> object. The variable takes arguments in its initializer, and those two arguments are passed to the special initializer function in the same manner as function arguments. This special member function is called a <text:span text:style-name="Emphasis"><text:span text:style-name="T12">constructor</text:span></text:span>.</text:p>
      <text:p text:style-name="Body_20_Text_20_Cont">A constructor looks very much like a normal function, except that it doesn’t have a return type. Also, you can’t choose a name but must use the type name. And then there’s that extra line that starts with a colon. This extra bit of code initializes the data members in the same manner as initializing a variable. After all the data members are initialized, the body of the constructor runs in the same manner as any member function body.</text:p>
      <text:p text:style-name="Body_20_Text_20_Cont">The initializer list is optional. Without it, data members are left uninitialized—this is a bad thing, so don’t do it.</text:p>
      <text:p text:style-name="Body_20_Text_20_Cont"><text:span text:style-name="Strong_20_Emphasis"><text:span text:style-name="T14">Modify the </text:span></text:span><text:span text:style-name="Code_20_Bold">rational</text:span><text:span text:style-name="Strong_20_Emphasis"><text:span text:style-name="T14"> type so it accepts a negative denominator.</text:span></text:span> If the denominator is negative, change it to positive and also change the sign of the numerator. Thus, <text:span text:style-name="Code_20_Inline">rational{-710,</text:span> <text:span text:style-name="Code_20_Inline">-227}</text:span> would have the same value as <text:span text:style-name="Code_20_Inline">rational{710,</text:span> <text:span text:style-name="Code_20_Inline">227}</text:span>.</text:p>
      <text:p text:style-name="Body_20_Text_20_Cont">You can choose to perform the modification in any one of a number of places. Good software design practice dictates that the change should occur in exactly one spot, and all other functions should call that one. Therefore, I suggest modifying <text:span text:style-name="Code_20_Inline">reduce()</text:span>, as shown in Listing <text:span text:style-name="T20">30</text:span>-6.</text:p>
      <text:p text:style-name="Code_20_Caption"><text:span text:style-name="T8">Listing</text:span><text:span text:style-name="T3"> </text:span><text:span text:style-name="T23">30</text:span><text:span text:style-name="T8">-6.</text:span> Modifying the <text:span text:style-name="Code_20_Inline">reduce</text:span> Member Function to Accept a<text:span text:style-name="T2"> </text:span>Negative Denominator</text:p>
      <text:p text:style-name="Code"><text:span text:style-name="T10"><text:s text:c="2"/></text:span>/// Reduce<text:span text:style-name="T30">s</text:span> the numerator and denominator by their GCD.</text:p>
      <text:p text:style-name="Code"><text:span text:style-name="T10"><text:s text:c="2"/></text:span>void reduce()</text:p>
      <text:p text:style-name="Code"><text:span text:style-name="T10"><text:s text:c="2"/></text:span>{</text:p>
      <text:p text:style-name="Code"><text:span text:style-name="T10"><text:s text:c="4"/></text:span>assert(denominator != 0);</text:p>
      <text:p text:style-name="Code_20_Bold">
<text:span text:style-name="Code_20_Bold">
<text:span text:style-name="T9">
<text:s text:c="3"/>
</text:span>
</text:span>
<text:span text:style-name="Code_20_Bold">
<text:span text:style-name="T28">
<text:s/>
</text:span>
</text:span>
<text:span text:style-name="Code_20_Bold">
<text:span text:style-name="T25">if (denominator &lt; 0)</text:span>
</text:span>
</text:p>
      <text:p text:style-name="Code_20_Bold">
<text:span text:style-name="Code_20_Bold">
<text:span text:style-name="T28">
<text:s text:c="4"/>
</text:span>
</text:span>
<text:span text:style-name="Code_20_Bold">
<text:span text:style-name="T25">{</text:span>
</text:span>
</text:p>
      <text:p text:style-name="Code_20_Bold">
<text:span text:style-name="Code_20_Bold">
<text:span text:style-name="T28">
<text:s text:c="6"/>
</text:span>
</text:span>
<text:span text:style-name="Code_20_Bold">
<text:span text:style-name="T25">denominator = -denominator;</text:span>
</text:span>
</text:p>
      <text:p text:style-name="Code_20_Bold">
<text:span text:style-name="Code_20_Bold">
<text:span text:style-name="T28">
<text:s text:c="6"/>
</text:span>
</text:span>
<text:span text:style-name="Code_20_Bold">
<text:span text:style-name="T25">numerator = -numerator;</text:span>
</text:span>
</text:p>
      <text:p text:style-name="Code_20_Bold">
<text:span text:style-name="Code_20_Bold">
<text:span text:style-name="T28">
<text:s text:c="4"/>
</text:span>
</text:span>
<text:span text:style-name="Code_20_Bold">
<text:span text:style-name="T25">}</text:span>
</text:span>
</text:p>
      <text:p text:style-name="Code"><text:soft-page-break/><text:span text:style-name="T10"><text:s text:c="4"/></text:span>int div{<text:span text:style-name="T30">std::</text:span>gcd(numerator, denominator)};</text:p>
      <text:p text:style-name="Code"><text:span text:style-name="T10"><text:s text:c="4"/></text:span>numerator = numerator / div;</text:p>
      <text:p text:style-name="Code"><text:span text:style-name="T10"><text:s text:c="4"/></text:span>denominator = denominator / div;</text:p>
      <text:p text:style-name="Code"><text:span text:style-name="T10"><text:s text:c="2"/></text:span>}</text:p>
      <text:h text:style-name="Heading_20_1" text:outline-level="1"><text:bookmark-end text:name="cons"/>Overloading Constructors</text:h>
      <text:p text:style-name="Body_20_Text_20_First">You can overload a<text:span text:style-name="T2"> </text:span>constructor the same way you overload an ordinary function. All the overloaded constructors have the same name (that is, the name of the type), and they must differ in the number or type of the parameters. For example, you can add a<text:span text:style-name="T2"> </text:span>constructor that takes a<text:span text:style-name="T2"> </text:span>single integer argument, implicitly using 1 as the denominator.</text:p>
      <text:p text:style-name="Body_20_Text_20_Cont">You have a choice of two ways to write an overloaded constructor. You can have one constructor call another one, or you can have the constructor initialize all the members, just like the first constructor you wrote. To call another constructor, use the type name in the initializer list.</text:p>
      <text:p text:style-name="Body_20_Text_20_Cont"/>
      <text:p text:style-name="Code">rational(int num) : rational{num, 1} {}</text:p>
      <text:p text:style-name="Body_20_Text_20_Cont">Or initialize each member directly.</text:p>
      <text:p text:style-name="Code">rational(int num)</text:p>
      <text:p text:style-name="Code">: numerator{num}, denominator{1}</text:p>
      <text:p text:style-name="Code">{}</text:p>
      <text:p text:style-name="Body_20_Text_20_Cont">When you want multiple constructors to share a common behavior, delegating the work to a common constructor makes a lot of sense. For example, you can have a single constructor call <text:span text:style-name="Code_20_Inline">reduce()</text:span>, and every other constructor can call that one constructor, thereby ensuring that no matter how you construct the <text:span text:style-name="Code_20_Inline">rational</text:span> object, you know it has been reduced.</text:p>
      <text:p text:style-name="Body_20_Text_20_Cont">On the other hand, when the denominator is 1, there is no need to call <text:span text:style-name="Code_20_Inline">reduce()</text:span>, so you might prefer the second form, initializing the data members directly. The choice is yours.</text:p>
      <text:p text:style-name="Body_20_Text_20_Cont">A constructor that calls another constructor is known as a <text:span text:style-name="Emphasis">delegating</text:span> <text:span text:style-name="Emphasis">constructor</text:span> because it delegates its work to the other constructor.</text:p>
      <text:p text:style-name="Body_20_Text_20_Cont">I’m sure you can see many deficiencies in the current state of the <text:span text:style-name="Code_20_Inline">rational</text:span> type. It has several that you probably missed too. Hang on; the next Exploration starts improving the type. For example, you may want to test your modification by <text:soft-page-break/>comparing two <text:span text:style-name="Code_20_Inline">rational</text:span> objects, to see if they are equal. To do so, however, you have to write a custom <text:span text:style-name="Code_20_Inline">==</text:span> operator, which is the subject of the next Exploration.</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49a48"/>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30</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35:00</meta:creation-date>
    <dc:creator>Ray Lischner</dc:creator>
    <dc:date>2020-03-16T09:04:12.297101127</dc:date>
    <meta:print-date>2009-03-19T10:05:00</meta:print-date>
    <meta:editing-cycles>7</meta:editing-cycles>
    <meta:editing-duration>PT24M55S</meta:editing-duration>
    <meta:generator>LibreOffice/6.3.3.2.0$Linux_X86_64 LibreOffice_project/30$Build-2</meta:generator>
    <meta:document-statistic meta:table-count="0" meta:image-count="0" meta:object-count="0" meta:page-count="10" meta:paragraph-count="190" meta:word-count="2201" meta:character-count="13969" meta:non-whitespace-character-count="11691"/>
    <meta:user-defined meta:name="Chapter Number">30</meta:user-defined>
    <meta:user-defined meta:name="ContentType">Document</meta:user-defined>
  </office:meta>
</office:document-meta>
</file>